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7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9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10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 fo:line-height="100%"/>
    </style:style>
    <style:style style:name="T2" style:parent-style-name="Основнойшрифтабзаца" style:family="text">
      <style:text-properties style:font-name-complex="Tahoma" fo:font-weight="bold" style:font-weight-asian="bold" fo:color="#FF0000" fo:font-size="18pt" style:font-size-asian="18pt" style:font-size-complex="12pt"/>
    </style:style>
    <style:style style:name="T3" style:parent-style-name="Основнойшрифтабзаца" style:family="text">
      <style:text-properties style:font-name-complex="Tahoma" fo:font-weight="bold" style:font-weight-asian="bold" fo:color="#FF0000" fo:font-size="18pt" style:font-size-asian="18pt" style:font-size-complex="12pt" fo:language="en" fo:country="US"/>
    </style:style>
    <style:style style:name="T4" style:parent-style-name="Основнойшрифтабзаца" style:family="text">
      <style:text-properties style:font-name-complex="Tahoma" fo:font-weight="bold" style:font-weight-asian="bold" fo:color="#FF0000" fo:font-size="18pt" style:font-size-asian="18pt" style:font-size-complex="12pt"/>
    </style:style>
    <style:style style:name="P5" style:parent-style-name="Standard" style:family="paragraph">
      <style:paragraph-properties fo:margin-bottom="0in" fo:line-height="100%"/>
      <style:text-properties style:font-name-complex="Tahoma" fo:font-size="14pt" style:font-size-asian="14pt" style:font-size-complex="12pt"/>
    </style:style>
    <style:style style:name="P6" style:parent-style-name="Standard" style:family="paragraph">
      <style:paragraph-properties fo:text-align="center" fo:margin-bottom="0in" fo:line-height="100%"/>
    </style:style>
    <style:style style:name="T7" style:parent-style-name="Основнойшрифтабзаца" style:family="text">
      <style:text-properties style:font-name-complex="Tahoma" fo:font-weight="bold" style:font-weight-asian="bold" fo:font-size="14pt" style:font-size-asian="14pt" style:font-size-complex="12pt"/>
    </style:style>
    <style:style style:name="P8" style:parent-style-name="Standard" style:family="paragraph">
      <style:paragraph-properties fo:text-align="center" fo:margin-bottom="0in" fo:line-height="100%"/>
      <style:text-properties style:font-name-complex="Tahoma" fo:font-weight="bold" style:font-weight-asian="bold" fo:font-size="12pt" style:font-size-asian="12pt" style:font-size-complex="12pt"/>
    </style:style>
    <style:style style:name="P9" style:parent-style-name="Standard" style:family="paragraph">
      <style:paragraph-properties fo:text-align="center" fo:margin-bottom="0in" fo:line-height="100%"/>
    </style:style>
    <style:style style:name="T10" style:parent-style-name="Основнойшрифтабзаца" style:family="text">
      <style:text-properties style:font-name-complex="Tahoma" fo:font-weight="bold" style:font-weight-asian="bold" fo:font-size="14pt" style:font-size-asian="14pt" style:font-size-complex="12pt"/>
    </style:style>
    <style:style style:name="P11" style:parent-style-name="Standard" style:family="paragraph">
      <style:paragraph-properties fo:text-align="center" fo:margin-bottom="0in" fo:line-height="100%"/>
      <style:text-properties style:font-name-complex="Tahoma" fo:font-weight="bold" style:font-weight-asian="bold" fo:font-size="14pt" style:font-size-asian="14pt" style:font-size-complex="12pt"/>
    </style:style>
    <style:style style:name="P12" style:parent-style-name="Абзацсписка" style:list-style-name="WWNum3" style:family="paragraph">
      <style:paragraph-properties fo:margin-bottom="0in" fo:line-height="100%"/>
    </style:style>
    <style:style style:name="T13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1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5" style:parent-style-name="Standard" style:family="paragraph">
      <style:paragraph-properties fo:margin-bottom="0in" fo:line-height="100%" fo:margin-left="0.5in">
        <style:tab-stops/>
      </style:paragraph-properties>
      <style:text-properties style:font-name-complex="Tahoma" fo:color="#FF0000" fo:font-size="12pt" style:font-size-asian="12pt" style:font-size-complex="12pt" fo:language="uk" fo:country="UA"/>
    </style:style>
    <style:style style:name="P16" style:parent-style-name="Standard" style:family="paragraph">
      <style:paragraph-properties fo:margin-bottom="0in" fo:line-height="100%"/>
      <style:text-properties style:font-name-complex="Tahoma" fo:font-size="12pt" style:font-size-asian="12pt" style:font-size-complex="12pt" fo:language="uk" fo:country="UA"/>
    </style:style>
    <style:style style:name="P17" style:parent-style-name="Абзацсписка" style:list-style-name="WWNum3" style:family="paragraph">
      <style:paragraph-properties fo:margin-bottom="0in" fo:line-height="100%"/>
    </style:style>
    <style:style style:name="T18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9" style:parent-style-name="Абзацсписка" style:family="paragraph">
      <style:paragraph-properties fo:margin-bottom="0in" fo:line-height="100%"/>
      <style:text-properties fo:color="#FF0000"/>
    </style:style>
    <style:style style:name="P20" style:parent-style-name="Абзацсписка" style:family="paragraph">
      <style:paragraph-properties fo:margin-bottom="0in" fo:line-height="100%"/>
      <style:text-properties fo:color="#FF0000"/>
    </style:style>
    <style:style style:name="P21" style:parent-style-name="Абзацсписка" style:family="paragraph">
      <style:paragraph-properties fo:margin-bottom="0in" fo:line-height="100%"/>
      <style:text-properties fo:color="#FF0000"/>
    </style:style>
    <style:style style:name="P22" style:parent-style-name="Абзацсписка" style:family="paragraph">
      <style:paragraph-properties fo:margin-bottom="0in" fo:line-height="100%"/>
      <style:text-properties fo:color="#FF0000"/>
    </style:style>
    <style:style style:name="P23" style:parent-style-name="Абзацсписка" style:family="paragraph">
      <style:paragraph-properties fo:margin-bottom="0in" fo:line-height="100%"/>
      <style:text-properties fo:color="#FF0000"/>
    </style:style>
    <style:style style:name="P24" style:parent-style-name="Абзацсписка" style:family="paragraph">
      <style:paragraph-properties fo:margin-bottom="0in" fo:line-height="100%"/>
      <style:text-properties fo:color="#FF0000"/>
    </style:style>
    <style:style style:name="P25" style:parent-style-name="Абзацсписка" style:family="paragraph">
      <style:paragraph-properties fo:margin-bottom="0in" fo:line-height="100%"/>
      <style:text-properties fo:color="#FF0000"/>
    </style:style>
    <style:style style:name="P26" style:parent-style-name="Абзацсписка" style:family="paragraph">
      <style:paragraph-properties fo:margin-bottom="0in" fo:line-height="100%"/>
      <style:text-properties fo:color="#ED7D31"/>
    </style:style>
    <style:style style:name="P27" style:parent-style-name="Абзацсписка" style:list-style-name="LFO7" style:family="paragraph">
      <style:paragraph-properties fo:margin-bottom="0in" fo:line-height="100%"/>
      <style:text-properties fo:color="#ED7D31"/>
    </style:style>
    <style:style style:name="P28" style:parent-style-name="Абзацсписка" style:list-style-name="LFO7" style:family="paragraph">
      <style:paragraph-properties fo:margin-bottom="0in" fo:line-height="100%"/>
      <style:text-properties fo:color="#ED7D31"/>
    </style:style>
    <style:style style:name="P29" style:parent-style-name="Абзацсписка" style:list-style-name="LFO7" style:family="paragraph">
      <style:paragraph-properties fo:margin-bottom="0in" fo:line-height="100%"/>
      <style:text-properties fo:color="#ED7D31"/>
    </style:style>
    <style:style style:name="P30" style:parent-style-name="Абзацсписка" style:family="paragraph">
      <style:paragraph-properties fo:margin-bottom="0in" fo:line-height="100%"/>
      <style:text-properties fo:color="#FF0000"/>
    </style:style>
    <style:style style:name="P31" style:parent-style-name="Standard" style:family="paragraph">
      <style:paragraph-properties fo:margin-bottom="0in" fo:line-height="100%"/>
      <style:text-properties style:font-name-complex="Tahoma" fo:font-size="12pt" style:font-size-asian="12pt" style:font-size-complex="12pt"/>
    </style:style>
    <style:style style:name="P32" style:parent-style-name="Абзацсписка" style:list-style-name="WWNum3" style:family="paragraph">
      <style:paragraph-properties fo:margin-bottom="0in" fo:line-height="100%"/>
    </style:style>
    <style:style style:name="T33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3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35" style:parent-style-name="Абзацсписка" style:family="paragraph">
      <style:paragraph-properties fo:margin-bottom="0in" fo:line-height="100%"/>
    </style:style>
    <style:style style:name="T36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37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38" style:parent-style-name="Абзацсписка" style:family="paragraph">
      <style:paragraph-properties fo:margin-bottom="0in" fo:line-height="100%"/>
      <style:text-properties style:font-name-complex="Tahoma" fo:font-size="12pt" style:font-size-asian="12pt" style:font-size-complex="12pt"/>
    </style:style>
    <style:style style:name="P39" style:parent-style-name="Абзацсписка" style:list-style-name="WWNum3" style:family="paragraph">
      <style:paragraph-properties fo:margin-bottom="0in" fo:line-height="100%"/>
    </style:style>
    <style:style style:name="T40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41" style:parent-style-name="Абзацсписка" style:family="paragraph">
      <style:paragraph-properties fo:margin-bottom="0in" fo:line-height="100%"/>
      <style:text-properties style:font-name-complex="Tahoma" fo:color="#FF0000" fo:font-size="12pt" style:font-size-asian="12pt" style:font-size-complex="12pt"/>
    </style:style>
    <style:style style:name="P42" style:parent-style-name="Абзацсписка" style:family="paragraph">
      <style:paragraph-properties fo:margin-bottom="0in" fo:line-height="100%"/>
      <style:text-properties fo:color="#ED7D31"/>
    </style:style>
    <style:style style:name="P43" style:parent-style-name="Абзацсписка" style:list-style-name="LFO9" style:family="paragraph">
      <style:paragraph-properties fo:margin-bottom="0in" fo:line-height="100%"/>
      <style:text-properties fo:color="#ED7D31"/>
    </style:style>
    <style:style style:name="P44" style:parent-style-name="Абзацсписка" style:list-style-name="LFO9" style:family="paragraph">
      <style:paragraph-properties fo:margin-bottom="0in" fo:line-height="100%"/>
      <style:text-properties fo:color="#ED7D31"/>
    </style:style>
    <style:style style:name="P45" style:parent-style-name="Абзацсписка" style:list-style-name="LFO9" style:family="paragraph">
      <style:paragraph-properties fo:margin-bottom="0in" fo:line-height="100%"/>
      <style:text-properties fo:color="#ED7D31"/>
    </style:style>
    <style:style style:name="P46" style:parent-style-name="Абзацсписка" style:list-style-name="LFO9" style:family="paragraph">
      <style:paragraph-properties fo:margin-bottom="0in" fo:line-height="100%"/>
      <style:text-properties fo:color="#ED7D31"/>
    </style:style>
    <style:style style:name="P47" style:parent-style-name="Абзацсписка" style:list-style-name="LFO9" style:family="paragraph">
      <style:paragraph-properties fo:margin-bottom="0in" fo:line-height="100%"/>
      <style:text-properties fo:color="#ED7D31"/>
    </style:style>
    <style:style style:name="P48" style:parent-style-name="Абзацсписка" style:list-style-name="LFO9" style:family="paragraph">
      <style:paragraph-properties fo:margin-bottom="0in" fo:line-height="100%"/>
      <style:text-properties fo:color="#ED7D31"/>
    </style:style>
    <style:style style:name="P49" style:parent-style-name="Абзацсписка" style:family="paragraph">
      <style:paragraph-properties fo:margin-bottom="0in" fo:line-height="100%"/>
      <style:text-properties style:font-name-complex="Tahoma" fo:color="#FF0000" fo:font-size="12pt" style:font-size-asian="12pt" style:font-size-complex="12pt"/>
    </style:style>
    <style:style style:name="P50" style:parent-style-name="Абзацсписка" style:family="paragraph">
      <style:paragraph-properties fo:margin-bottom="0in" fo:line-height="100%"/>
      <style:text-properties fo:color="#ED7D31"/>
    </style:style>
    <style:style style:name="P51" style:parent-style-name="Абзацсписка" style:list-style-name="LFO10" style:family="paragraph">
      <style:paragraph-properties fo:margin-bottom="0in" fo:line-height="100%"/>
      <style:text-properties fo:color="#ED7D31"/>
    </style:style>
    <style:style style:name="P52" style:parent-style-name="Абзацсписка" style:family="paragraph">
      <style:paragraph-properties fo:margin-bottom="0in" fo:line-height="100%" fo:margin-left="0.75in">
        <style:tab-stops/>
      </style:paragraph-properties>
      <style:text-properties fo:color="#ED7D31"/>
    </style:style>
    <style:style style:name="P53" style:parent-style-name="Абзацсписка" style:family="paragraph">
      <style:paragraph-properties fo:margin-bottom="0in" fo:line-height="100%"/>
      <style:text-properties style:font-name-complex="Tahoma" fo:color="#FF0000" fo:font-size="12pt" style:font-size-asian="12pt" style:font-size-complex="12pt"/>
    </style:style>
    <style:style style:name="P54" style:parent-style-name="Абзацсписка" style:list-style-name="WWNum3" style:family="paragraph">
      <style:paragraph-properties fo:margin-bottom="0in" fo:line-height="100%"/>
    </style:style>
    <style:style style:name="T55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56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57" style:parent-style-name="Абзацсписка" style:family="paragraph">
      <style:paragraph-properties fo:margin-bottom="0in" fo:line-height="100%"/>
      <style:text-properties style:font-name-complex="Tahoma" fo:color="#FF0000" fo:font-size="12pt" style:font-size-asian="12pt" style:font-size-complex="12pt"/>
    </style:style>
    <style:style style:name="P58" style:parent-style-name="Абзацсписка" style:family="paragraph">
      <style:paragraph-properties fo:margin-bottom="0in" fo:line-height="100%"/>
    </style:style>
    <style:style style:name="P59" style:parent-style-name="Абзацсписка" style:list-style-name="WWNum3" style:family="paragraph">
      <style:paragraph-properties fo:margin-bottom="0in" fo:line-height="100%"/>
    </style:style>
    <style:style style:name="T60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61" style:parent-style-name="Абзацсписка" style:family="paragraph">
      <style:paragraph-properties fo:margin-bottom="0in" fo:line-height="100%"/>
      <style:text-properties style:font-name-complex="Tahoma" fo:color="#FF0000" fo:font-size="12pt" style:font-size-asian="12pt" style:font-size-complex="12pt"/>
    </style:style>
    <style:style style:name="P62" style:parent-style-name="Абзацсписка" style:family="paragraph">
      <style:paragraph-properties fo:margin-bottom="0in" fo:line-height="100%"/>
      <style:text-properties style:font-name-complex="Tahoma" fo:color="#FF0000" fo:font-size="12pt" style:font-size-asian="12pt" style:font-size-complex="12pt"/>
    </style:style>
    <style:style style:name="P63" style:parent-style-name="Абзацсписка" style:list-style-name="WWNum3" style:family="paragraph">
      <style:paragraph-properties fo:margin-bottom="0in" fo:line-height="100%"/>
    </style:style>
    <style:style style:name="T6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65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66" style:parent-style-name="Абзацсписка" style:family="paragraph">
      <style:paragraph-properties fo:margin-bottom="0in" fo:line-height="100%"/>
    </style:style>
    <style:style style:name="T67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68" style:parent-style-name="Абзацсписка" style:list-style-name="WWNum3" style:family="paragraph">
      <style:paragraph-properties fo:margin-bottom="0in" fo:line-height="100%"/>
    </style:style>
    <style:style style:name="T69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70" style:parent-style-name="Абзацсписка" style:family="paragraph">
      <style:paragraph-properties fo:margin-bottom="0in" fo:line-height="100%"/>
    </style:style>
    <style:style style:name="T7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72" style:parent-style-name="Абзацсписка" style:list-style-name="WWNum3" style:family="paragraph">
      <style:paragraph-properties fo:margin-bottom="0in" fo:line-height="100%"/>
    </style:style>
    <style:style style:name="T73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7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75" style:parent-style-name="Абзацсписка" style:family="paragraph">
      <style:paragraph-properties fo:margin-bottom="0in" fo:line-height="100%"/>
      <style:text-properties style:font-name-complex="Tahoma" fo:color="#FF0000" fo:font-size="12pt" style:font-size-asian="12pt" style:font-size-complex="12pt"/>
    </style:style>
    <style:style style:name="P76" style:parent-style-name="Абзацсписка" style:list-style-name="WWNum3" style:family="paragraph">
      <style:paragraph-properties fo:margin-bottom="0in" fo:line-height="100%"/>
    </style:style>
    <style:style style:name="T77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78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79" style:parent-style-name="Standard" style:family="paragraph">
      <style:paragraph-properties fo:margin-bottom="0in" fo:line-height="100%" fo:margin-left="0.5in">
        <style:tab-stops/>
      </style:paragraph-properties>
    </style:style>
    <style:style style:name="T80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81" style:parent-style-name="Абзацсписка" style:list-style-name="WWNum3" style:family="paragraph">
      <style:paragraph-properties fo:margin-bottom="0in" fo:line-height="100%"/>
    </style:style>
    <style:style style:name="T82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83" style:parent-style-name="Абзацсписка" style:family="paragraph">
      <style:paragraph-properties fo:margin-bottom="0in" fo:line-height="100%"/>
      <style:text-properties style:font-name-complex="Tahoma" fo:color="#FF0000" fo:font-size="12pt" style:font-size-asian="12pt" style:font-size-complex="12pt"/>
    </style:style>
    <style:style style:name="P84" style:parent-style-name="Абзацсписка" style:family="paragraph">
      <style:paragraph-properties fo:margin-bottom="0in" fo:line-height="100%"/>
      <style:text-properties fo:color="#FF0000"/>
    </style:style>
    <style:style style:name="P85" style:parent-style-name="Абзацсписка" style:family="paragraph">
      <style:paragraph-properties fo:margin-bottom="0in" fo:line-height="100%"/>
    </style:style>
    <style:style style:name="P86" style:parent-style-name="Абзацсписка" style:list-style-name="WWNum3" style:family="paragraph">
      <style:paragraph-properties fo:margin-bottom="0in" fo:line-height="100%"/>
    </style:style>
    <style:style style:name="T87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88" style:parent-style-name="Абзацсписка" style:family="paragraph">
      <style:paragraph-properties fo:margin-bottom="0in" fo:line-height="100%"/>
    </style:style>
    <style:style style:name="T89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90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9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92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93" style:parent-style-name="Абзацсписка" style:list-style-name="WWNum3" style:family="paragraph">
      <style:paragraph-properties fo:margin-bottom="0in" fo:line-height="100%"/>
    </style:style>
    <style:style style:name="T9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95" style:parent-style-name="Основнойшрифтабзаца" style:family="text">
      <style:text-properties style:font-name-complex="Tahoma" fo:font-size="12pt" style:font-size-asian="12pt" style:font-size-complex="12pt" fo:language="uk" fo:country="UA"/>
    </style:style>
    <style:style style:name="T96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97" style:parent-style-name="Абзацсписка" style:family="paragraph">
      <style:paragraph-properties fo:margin-bottom="0in" fo:line-height="100%"/>
      <style:text-properties fo:color="#FF0000"/>
    </style:style>
    <style:style style:name="P98" style:parent-style-name="Абзацсписка" style:list-style-name="WWNum3" style:family="paragraph">
      <style:paragraph-properties fo:margin-bottom="0in" fo:line-height="100%"/>
    </style:style>
    <style:style style:name="T99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00" style:parent-style-name="Standard" style:family="paragraph">
      <style:paragraph-properties fo:margin-bottom="0in" fo:line-height="100%" fo:margin-left="0.5in">
        <style:tab-stops/>
      </style:paragraph-properties>
    </style:style>
    <style:style style:name="T10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02" style:parent-style-name="Абзацсписка" style:list-style-name="WWNum3" style:family="paragraph">
      <style:paragraph-properties fo:margin-bottom="0in" fo:line-height="100%"/>
    </style:style>
    <style:style style:name="T103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10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105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06" style:parent-style-name="Основнойшрифтабзаца" style:family="text">
      <style:text-properties style:font-name-complex="Tahoma" fo:color="#FF0000" fo:font-size="12pt" style:font-size-asian="12pt" style:font-size-complex="12pt" fo:language="en" fo:country="US"/>
    </style:style>
    <style:style style:name="P107" style:parent-style-name="Абзацсписка" style:list-style-name="WWNum3" style:family="paragraph">
      <style:paragraph-properties fo:margin-bottom="0in" fo:line-height="100%"/>
    </style:style>
    <style:style style:name="T108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09" style:parent-style-name="Абзацсписка" style:family="paragraph">
      <style:paragraph-properties fo:margin-bottom="0in" fo:line-height="100%"/>
    </style:style>
    <style:style style:name="T110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1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12" style:parent-style-name="Абзацсписка" style:list-style-name="WWNum3" style:family="paragraph">
      <style:paragraph-properties fo:margin-bottom="0in" fo:line-height="100%"/>
    </style:style>
    <style:style style:name="T113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11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15" style:parent-style-name="Абзацсписка" style:family="paragraph">
      <style:paragraph-properties fo:margin-bottom="0in" fo:line-height="100%"/>
    </style:style>
    <style:style style:name="T116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17" style:parent-style-name="Абзацсписка" style:list-style-name="WWNum3" style:family="paragraph">
      <style:paragraph-properties fo:margin-bottom="0in" fo:line-height="100%"/>
    </style:style>
    <style:style style:name="T118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19" style:parent-style-name="Абзацсписка" style:family="paragraph">
      <style:paragraph-properties fo:margin-bottom="0in" fo:line-height="100%"/>
    </style:style>
    <style:style style:name="T120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2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22" style:parent-style-name="Абзацсписка" style:list-style-name="WWNum3" style:family="paragraph">
      <style:paragraph-properties fo:margin-bottom="0in" fo:line-height="100%"/>
    </style:style>
    <style:style style:name="T123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24" style:parent-style-name="Абзацсписка" style:family="paragraph">
      <style:paragraph-properties fo:margin-bottom="0in" fo:line-height="100%"/>
    </style:style>
    <style:style style:name="T125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26" style:parent-style-name="Абзацсписка" style:list-style-name="WWNum3" style:family="paragraph">
      <style:paragraph-properties fo:margin-bottom="0in" fo:line-height="100%"/>
    </style:style>
    <style:style style:name="T127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128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29" style:parent-style-name="Абзацсписка" style:family="paragraph">
      <style:paragraph-properties fo:margin-bottom="0in" fo:line-height="100%"/>
    </style:style>
    <style:style style:name="T130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31" style:parent-style-name="Абзацсписка" style:list-style-name="WWNum3" style:family="paragraph">
      <style:paragraph-properties fo:margin-bottom="0in" fo:line-height="100%"/>
    </style:style>
    <style:style style:name="T132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133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34" style:parent-style-name="Абзацсписка" style:family="paragraph">
      <style:paragraph-properties fo:margin-bottom="0in" fo:line-height="100%"/>
    </style:style>
    <style:style style:name="T135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36" style:parent-style-name="Основнойшрифтабзаца" style:family="text">
      <style:text-properties style:font-name-complex="Tahoma" fo:color="#FF0000" fo:font-size="12pt" style:font-size-asian="12pt" style:font-size-complex="12pt" fo:language="en" fo:country="US"/>
    </style:style>
    <style:style style:name="T137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38" style:parent-style-name="Абзацсписка" style:list-style-name="WWNum3" style:family="paragraph">
      <style:paragraph-properties fo:margin-bottom="0in" fo:line-height="100%"/>
    </style:style>
    <style:style style:name="T139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40" style:parent-style-name="Абзацсписка" style:family="paragraph">
      <style:paragraph-properties fo:margin-bottom="0in" fo:line-height="100%"/>
    </style:style>
    <style:style style:name="T14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42" style:parent-style-name="Абзацсписка" style:list-style-name="WWNum3" style:family="paragraph">
      <style:paragraph-properties fo:margin-bottom="0in" fo:line-height="100%"/>
    </style:style>
    <style:style style:name="T143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14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45" style:parent-style-name="Абзацсписка" style:family="paragraph">
      <style:text-properties style:font-name-complex="Tahoma" fo:color="#FF0000" fo:font-size="12pt" style:font-size-asian="12pt" style:font-size-complex="12pt"/>
    </style:style>
    <style:style style:name="P146" style:parent-style-name="Абзацсписка" style:list-style-name="WWNum3" style:family="paragraph">
      <style:paragraph-properties fo:margin-bottom="0in" fo:line-height="100%"/>
    </style:style>
    <style:style style:name="T147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48" style:parent-style-name="Абзацсписка" style:family="paragraph">
      <style:paragraph-properties fo:margin-bottom="0in" fo:line-height="100%"/>
    </style:style>
    <style:style style:name="T149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50" style:parent-style-name="Абзацсписка" style:list-style-name="WWNum3" style:family="paragraph">
      <style:paragraph-properties fo:margin-bottom="0in" fo:line-height="100%"/>
    </style:style>
    <style:style style:name="T151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52" style:parent-style-name="Абзацсписка" style:family="paragraph">
      <style:paragraph-properties fo:margin-bottom="0in" fo:line-height="100%"/>
    </style:style>
    <style:style style:name="T153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54" style:parent-style-name="Абзацсписка" style:list-style-name="WWNum3" style:family="paragraph">
      <style:paragraph-properties fo:margin-bottom="0in" fo:line-height="100%"/>
    </style:style>
    <style:style style:name="T155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156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57" style:parent-style-name="Абзацсписка" style:family="paragraph">
      <style:paragraph-properties fo:margin-bottom="0in" fo:line-height="100%"/>
    </style:style>
    <style:style style:name="T158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59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60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6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62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63" style:parent-style-name="Абзацсписка" style:list-style-name="WWNum3" style:family="paragraph">
      <style:paragraph-properties fo:margin-bottom="0in" fo:line-height="100%"/>
    </style:style>
    <style:style style:name="T16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165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66" style:parent-style-name="Абзацсписка" style:family="paragraph">
      <style:paragraph-properties fo:margin-bottom="0in" fo:line-height="100%"/>
    </style:style>
    <style:style style:name="T167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68" style:parent-style-name="Абзацсписка" style:list-style-name="WWNum3" style:family="paragraph">
      <style:paragraph-properties fo:margin-bottom="0in" fo:line-height="100%"/>
    </style:style>
    <style:style style:name="T169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70" style:parent-style-name="Абзацсписка" style:family="paragraph">
      <style:paragraph-properties fo:margin-bottom="0in" fo:line-height="100%"/>
    </style:style>
    <style:style style:name="T17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72" style:parent-style-name="Абзацсписка" style:list-style-name="WWNum3" style:family="paragraph">
      <style:paragraph-properties fo:margin-bottom="0in" fo:line-height="100%"/>
    </style:style>
    <style:style style:name="T173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17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75" style:parent-style-name="Абзацсписка" style:family="paragraph">
      <style:paragraph-properties fo:margin-bottom="0in" fo:line-height="100%"/>
      <style:text-properties fo:color="#FF0000"/>
    </style:style>
    <style:style style:name="P176" style:parent-style-name="Абзацсписка" style:list-style-name="WWNum3" style:family="paragraph">
      <style:paragraph-properties fo:margin-bottom="0in" fo:line-height="100%"/>
    </style:style>
    <style:style style:name="T177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78" style:parent-style-name="Абзацсписка" style:family="paragraph">
      <style:paragraph-properties fo:margin-bottom="0in" fo:line-height="100%"/>
    </style:style>
    <style:style style:name="T179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80" style:parent-style-name="Абзацсписка" style:family="paragraph">
      <style:paragraph-properties fo:margin-bottom="0in" fo:line-height="100%"/>
    </style:style>
    <style:style style:name="T18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182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83" style:parent-style-name="Абзацсписка" style:list-style-name="WWNum3" style:family="paragraph">
      <style:paragraph-properties fo:margin-bottom="0in" fo:line-height="100%"/>
    </style:style>
    <style:style style:name="T18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85" style:parent-style-name="Абзацсписка" style:family="paragraph">
      <style:paragraph-properties fo:margin-bottom="0in" fo:line-height="100%"/>
    </style:style>
    <style:style style:name="T186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87" style:parent-style-name="Абзацсписка" style:list-style-name="WWNum3" style:family="paragraph">
      <style:paragraph-properties fo:margin-bottom="0in" fo:line-height="100%"/>
    </style:style>
    <style:style style:name="T188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89" style:parent-style-name="Абзацсписка" style:family="paragraph">
      <style:paragraph-properties fo:margin-bottom="0in" fo:line-height="100%"/>
    </style:style>
    <style:style style:name="T190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191" style:parent-style-name="Абзацсписка" style:list-style-name="WWNum3" style:family="paragraph">
      <style:paragraph-properties fo:margin-bottom="0in" fo:line-height="100%"/>
    </style:style>
    <style:style style:name="T192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193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94" style:parent-style-name="Абзацсписка" style:family="paragraph">
      <style:paragraph-properties fo:margin-bottom="0in" fo:line-height="100%"/>
      <style:text-properties fo:color="#FF0000"/>
    </style:style>
    <style:style style:name="P195" style:parent-style-name="Абзацсписка" style:list-style-name="WWNum3" style:family="paragraph">
      <style:paragraph-properties fo:margin-bottom="0in" fo:line-height="100%"/>
    </style:style>
    <style:style style:name="T196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197" style:parent-style-name="Абзацсписка" style:family="paragraph">
      <style:paragraph-properties fo:margin-bottom="0in" fo:line-height="100%"/>
      <style:text-properties style:font-name-complex="Tahoma" fo:color="#FF0000" fo:font-size="12pt" style:font-size-asian="12pt" style:font-size-complex="12pt"/>
    </style:style>
    <style:style style:name="P198" style:parent-style-name="Абзацсписка" style:family="paragraph">
      <style:paragraph-properties fo:margin-bottom="0in" fo:line-height="100%"/>
    </style:style>
    <style:style style:name="T199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200" style:parent-style-name="Абзацсписка" style:list-style-name="WWNum3" style:family="paragraph">
      <style:paragraph-properties fo:margin-bottom="0in" fo:line-height="100%"/>
    </style:style>
    <style:style style:name="T201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02" style:parent-style-name="Абзацсписка" style:family="paragraph">
      <style:paragraph-properties fo:margin-bottom="0in" fo:line-height="100%"/>
    </style:style>
    <style:style style:name="T203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204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205" style:parent-style-name="Абзацсписка" style:list-style-name="WWNum3" style:family="paragraph">
      <style:paragraph-properties fo:margin-bottom="0in" fo:line-height="100%"/>
    </style:style>
    <style:style style:name="T206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07" style:parent-style-name="Абзацсписка" style:family="paragraph">
      <style:paragraph-properties fo:margin-bottom="0in" fo:line-height="100%"/>
    </style:style>
    <style:style style:name="T208" style:parent-style-name="Основнойшрифтабзаца" style:family="text">
      <style:text-properties fo:color="#FF0000"/>
    </style:style>
    <style:style style:name="P209" style:parent-style-name="Абзацсписка" style:list-style-name="WWNum3" style:family="paragraph">
      <style:paragraph-properties fo:margin-bottom="0in" fo:line-height="100%"/>
    </style:style>
    <style:style style:name="T210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211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12" style:parent-style-name="Абзацсписка" style:family="paragraph">
      <style:paragraph-properties fo:margin-bottom="0in" fo:line-height="100%"/>
    </style:style>
    <style:style style:name="T213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214" style:parent-style-name="Абзацсписка" style:list-style-name="WWNum3" style:family="paragraph">
      <style:paragraph-properties fo:margin-bottom="0in" fo:line-height="100%"/>
    </style:style>
    <style:style style:name="T215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16" style:parent-style-name="Абзацсписка" style:family="paragraph">
      <style:paragraph-properties fo:margin-bottom="0in" fo:line-height="100%"/>
    </style:style>
    <style:style style:name="T217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218" style:parent-style-name="Абзацсписка" style:list-style-name="WWNum3" style:family="paragraph">
      <style:paragraph-properties fo:margin-bottom="0in" fo:line-height="100%"/>
    </style:style>
    <style:style style:name="T219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220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21" style:parent-style-name="Абзацсписка" style:family="paragraph">
      <style:paragraph-properties fo:margin-bottom="0in" fo:line-height="100%"/>
    </style:style>
    <style:style style:name="T222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223" style:parent-style-name="Основнойшрифтабзаца" style:family="text">
      <style:text-properties style:font-name-complex="Tahoma" fo:color="#FF0000" fo:font-size="12pt" style:font-size-asian="12pt" style:font-size-complex="12pt" fo:language="en" fo:country="US"/>
    </style:style>
    <style:style style:name="P224" style:parent-style-name="Абзацсписка" style:family="paragraph">
      <style:paragraph-properties fo:margin-bottom="0in" fo:line-height="100%"/>
      <style:text-properties style:font-name-complex="Tahoma" fo:color="#FF0000" fo:font-size="12pt" style:font-size-asian="12pt" style:font-size-complex="12pt"/>
    </style:style>
    <style:style style:name="P225" style:parent-style-name="Абзацсписка" style:family="paragraph">
      <style:paragraph-properties fo:margin-bottom="0in" fo:line-height="100%"/>
      <style:text-properties style:font-name-complex="Tahoma" fo:color="#FF0000" fo:font-size="12pt" style:font-size-asian="12pt" style:font-size-complex="12pt"/>
    </style:style>
    <style:style style:name="P226" style:parent-style-name="Standard" style:family="paragraph">
      <style:paragraph-properties fo:text-align="center" fo:margin-bottom="0in" fo:line-height="100%"/>
      <style:text-properties style:font-name-complex="Tahoma" fo:font-weight="bold" style:font-weight-asian="bold" fo:font-size="14pt" style:font-size-asian="14pt" style:font-size-complex="12pt"/>
    </style:style>
    <style:style style:name="P227" style:parent-style-name="Standard" style:family="paragraph">
      <style:paragraph-properties fo:text-align="center" fo:margin-bottom="0in" fo:line-height="100%"/>
    </style:style>
    <style:style style:name="T228" style:parent-style-name="Основнойшрифтабзаца" style:family="text">
      <style:text-properties style:font-name-complex="Tahoma" fo:font-weight="bold" style:font-weight-asian="bold" fo:font-size="14pt" style:font-size-asian="14pt" style:font-size-complex="12pt"/>
    </style:style>
    <style:style style:name="P229" style:parent-style-name="Standard" style:family="paragraph">
      <style:paragraph-properties fo:margin-bottom="0in" fo:line-height="100%"/>
      <style:text-properties style:font-name-complex="Tahoma" fo:font-size="12pt" style:font-size-asian="12pt" style:font-size-complex="12pt"/>
    </style:style>
    <style:style style:name="P230" style:parent-style-name="Абзацсписка" style:list-style-name="WWNum5" style:family="paragraph"/>
    <style:style style:name="T231" style:parent-style-name="Основнойшрифтабзаца" style:family="text">
      <style:text-properties fo:font-size="12pt" style:font-size-asian="12pt" style:font-size-complex="12pt"/>
    </style:style>
    <style:style style:name="T232" style:parent-style-name="Основнойшрифтабзаца" style:family="text">
      <style:text-properties fo:color="#FF0000" fo:font-size="12pt" style:font-size-asian="12pt" style:font-size-complex="12pt"/>
    </style:style>
    <style:style style:name="P233" style:parent-style-name="Абзацсписка" style:list-style-name="WWNum5" style:family="paragraph">
      <style:paragraph-properties fo:margin-bottom="0in" fo:line-height="100%"/>
    </style:style>
    <style:style style:name="T23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235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36" style:parent-style-name="Абзацсписка" style:family="paragraph">
      <style:paragraph-properties fo:margin-bottom="0in" fo:line-height="100%"/>
    </style:style>
    <style:style style:name="T237" style:parent-style-name="Основнойшрифтабзаца" style:family="text">
      <style:text-properties style:font-name-complex="Tahoma" fo:color="#FF0000" fo:font-size="12pt" style:font-size-asian="12pt" style:font-size-complex="12pt" fo:language="en" fo:country="US"/>
    </style:style>
    <style:style style:name="P238" style:parent-style-name="Абзацсписка" style:family="paragraph">
      <style:paragraph-properties fo:margin-bottom="0in" fo:line-height="100%"/>
    </style:style>
    <style:style style:name="P239" style:parent-style-name="Абзацсписка" style:list-style-name="WWNum5" style:family="paragraph">
      <style:paragraph-properties fo:margin-bottom="0in" fo:line-height="100%"/>
    </style:style>
    <style:style style:name="T240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41" style:parent-style-name="Абзацсписка" style:family="paragraph">
      <style:paragraph-properties fo:margin-bottom="0in" fo:line-height="100%"/>
    </style:style>
    <style:style style:name="T242" style:parent-style-name="Основнойшрифтабзаца" style:family="text">
      <style:text-properties style:font-name-complex="Tahoma" fo:color="#FF0000" fo:font-size="12pt" style:font-size-asian="12pt" style:font-size-complex="12pt" fo:language="en" fo:country="US"/>
    </style:style>
    <style:style style:name="T243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244" style:parent-style-name="Основнойшрифтабзаца" style:family="text">
      <style:text-properties style:font-name-complex="Tahoma" fo:color="#FF0000" fo:font-size="12pt" style:font-size-asian="12pt" style:font-size-complex="12pt" fo:language="en" fo:country="US"/>
    </style:style>
    <style:style style:name="T245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246" style:parent-style-name="Основнойшрифтабзаца" style:family="text">
      <style:text-properties style:font-name-complex="Tahoma" fo:color="#FF0000" fo:font-size="12pt" style:font-size-asian="12pt" style:font-size-complex="12pt" fo:language="uk" fo:country="UA"/>
    </style:style>
    <style:style style:name="T247" style:parent-style-name="Основнойшрифтабзаца" style:family="text">
      <style:text-properties style:font-name-complex="Tahoma" fo:color="#FF0000" fo:font-size="12pt" style:font-size-asian="12pt" style:font-size-complex="12pt" fo:language="uk" fo:country="UA"/>
    </style:style>
    <style:style style:name="P248" style:parent-style-name="Абзацсписка" style:family="paragraph">
      <style:paragraph-properties fo:margin-bottom="0in" fo:line-height="100%"/>
    </style:style>
    <style:style style:name="P249" style:parent-style-name="Абзацсписка" style:family="paragraph">
      <style:paragraph-properties fo:margin-bottom="0in" fo:line-height="100%"/>
    </style:style>
    <style:style style:name="P250" style:parent-style-name="Абзацсписка" style:list-style-name="WWNum5" style:family="paragraph">
      <style:paragraph-properties fo:margin-bottom="0in" fo:line-height="100%"/>
    </style:style>
    <style:style style:name="T251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52" style:parent-style-name="Абзацсписка" style:family="paragraph">
      <style:paragraph-properties fo:margin-bottom="0in" fo:line-height="100%"/>
    </style:style>
    <style:style style:name="T253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254" style:parent-style-name="Абзацсписка" style:family="paragraph">
      <style:paragraph-properties fo:margin-bottom="0in" fo:line-height="100%"/>
      <style:text-properties fo:language="uk" fo:country="UA"/>
    </style:style>
    <style:style style:name="P255" style:parent-style-name="Абзацсписка" style:list-style-name="WWNum5" style:family="paragraph">
      <style:paragraph-properties fo:margin-bottom="0in" fo:line-height="100%"/>
    </style:style>
    <style:style style:name="T256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57" style:parent-style-name="Абзацсписка" style:family="paragraph">
      <style:paragraph-properties fo:margin-bottom="0in" fo:line-height="100%"/>
    </style:style>
    <style:style style:name="T258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259" style:parent-style-name="Основнойшрифтабзаца" style:family="text">
      <style:text-properties style:font-name-complex="Tahoma" fo:color="#FF0000" fo:font-size="12pt" style:font-size-asian="12pt" style:font-size-complex="12pt" fo:language="uk" fo:country="UA"/>
    </style:style>
    <style:style style:name="P260" style:parent-style-name="Абзацсписка" style:list-style-name="WWNum5" style:family="paragraph">
      <style:paragraph-properties fo:margin-bottom="0in" fo:line-height="100%"/>
    </style:style>
    <style:style style:name="T261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262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63" style:parent-style-name="Абзацсписка" style:family="paragraph">
      <style:paragraph-properties fo:margin-bottom="0in" fo:line-height="100%"/>
    </style:style>
    <style:style style:name="T264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265" style:parent-style-name="Абзацсписка" style:list-style-name="WWNum5" style:family="paragraph">
      <style:paragraph-properties fo:margin-bottom="0in" fo:line-height="100%"/>
    </style:style>
    <style:style style:name="T266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67" style:parent-style-name="Абзацсписка" style:family="paragraph">
      <style:paragraph-properties fo:margin-bottom="0in" fo:line-height="100%"/>
    </style:style>
    <style:style style:name="T268" style:parent-style-name="Основнойшрифтабзаца" style:family="text">
      <style:text-properties style:font-name-complex="Tahoma" fo:color="#FF0000" fo:font-size="12pt" style:font-size-asian="12pt" style:font-size-complex="12pt" fo:language="en" fo:country="US"/>
    </style:style>
    <style:style style:name="T269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270" style:parent-style-name="Абзацсписка" style:list-style-name="WWNum5" style:family="paragraph">
      <style:paragraph-properties fo:margin-bottom="0in" fo:line-height="100%"/>
    </style:style>
    <style:style style:name="T271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272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73" style:parent-style-name="Абзацсписка" style:family="paragraph">
      <style:paragraph-properties fo:margin-bottom="0in" fo:line-height="100%"/>
    </style:style>
    <style:style style:name="T274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275" style:parent-style-name="Абзацсписка" style:list-style-name="WWNum5" style:family="paragraph">
      <style:paragraph-properties fo:margin-bottom="0in" fo:line-height="100%"/>
    </style:style>
    <style:style style:name="T276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277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278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79" style:parent-style-name="Абзацсписка" style:family="paragraph">
      <style:paragraph-properties fo:margin-bottom="0in" fo:line-height="100%"/>
      <style:text-properties fo:color="#FF0000"/>
    </style:style>
    <style:style style:name="P280" style:parent-style-name="Абзацсписка" style:list-style-name="WWNum5" style:family="paragraph">
      <style:paragraph-properties fo:margin-bottom="0in" fo:line-height="100%"/>
    </style:style>
    <style:style style:name="T281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282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83" style:parent-style-name="Абзацсписка" style:family="paragraph">
      <style:paragraph-properties fo:margin-bottom="0in" fo:line-height="100%"/>
    </style:style>
    <style:style style:name="T284" style:parent-style-name="Основнойшрифтабзаца" style:family="text">
      <style:text-properties fo:color="#FF0000"/>
    </style:style>
    <style:style style:name="T285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286" style:parent-style-name="Абзацсписка" style:list-style-name="WWNum5" style:family="paragraph">
      <style:paragraph-properties fo:margin-bottom="0in" fo:line-height="100%"/>
    </style:style>
    <style:style style:name="T287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88" style:parent-style-name="Абзацсписка" style:family="paragraph">
      <style:paragraph-properties fo:margin-bottom="0in" fo:line-height="100%"/>
    </style:style>
    <style:style style:name="T289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290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T291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292" style:parent-style-name="Абзацсписка" style:list-style-name="WWNum5" style:family="paragraph">
      <style:paragraph-properties fo:margin-bottom="0in" fo:line-height="100%"/>
    </style:style>
    <style:style style:name="T293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294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95" style:parent-style-name="Абзацсписка" style:list-style-name="WWNum5" style:family="paragraph">
      <style:paragraph-properties fo:margin-bottom="0in" fo:line-height="100%"/>
    </style:style>
    <style:style style:name="T296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P297" style:parent-style-name="Абзацсписка" style:family="paragraph">
      <style:paragraph-properties fo:margin-bottom="0in" fo:line-height="100%"/>
    </style:style>
    <style:style style:name="T298" style:parent-style-name="Основнойшрифтабзаца" style:family="text">
      <style:text-properties style:font-name-complex="Tahoma" fo:color="#FF0000" fo:font-size="12pt" style:font-size-asian="12pt" style:font-size-complex="12pt"/>
    </style:style>
    <style:style style:name="P299" style:parent-style-name="Абзацсписка" style:list-style-name="WWNum5" style:family="paragraph">
      <style:paragraph-properties fo:margin-bottom="0in" fo:line-height="100%"/>
    </style:style>
    <style:style style:name="T300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301" style:parent-style-name="Основнойшрифтабзаца" style:family="text">
      <style:text-properties style:font-name-complex="Tahoma" fo:font-size="12pt" style:font-size-asian="12pt" style:font-size-complex="12pt" fo:language="en" fo:country="US"/>
    </style:style>
    <style:style style:name="T302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303" style:parent-style-name="Основнойшрифтабзаца" style:family="text">
      <style:text-properties style:font-name-complex="Tahoma" fo:font-size="12pt" style:font-size-asian="12pt" style:font-size-complex="12pt"/>
    </style:style>
    <style:style style:name="T304" style:parent-style-name="Основнойшрифтабзаца" style:family="text">
      <style:text-properties fo:color="#FF0000"/>
    </style:style>
  </office:automatic-styles>
  <office:body>
    <office:text text:use-soft-page-breaks="true">
      <text:p text:style-name="P1"><text:span text:style-name="T2">57 вопросов<text:s/></text:span><text:span text:style-name="T3">SMM</text:span><text:span text:style-name="T4"><text:s/>стратегии</text:span></text:p>
      <text:p text:style-name="P5"/>
      <text:p text:style-name="P6"><text:span text:style-name="T7">Просьба ответить на все вопросы только по сути, с примерами, фактами и цифрами</text:span></text:p>
      <text:p text:style-name="P8"/>
      <text:p text:style-name="P9"><text:span text:style-name="T10">Анализ нынешнего положения дел вашего бизнеса или проекта</text:span></text:p>
      <text:p text:style-name="P11"/>
      <text:list text:style-name="WWNum3">
        <text:list-item text:start-value="1">
          <text:p text:style-name="P12"><text:span text:style-name="T13">Какие услуги продаются</text:span><text:span text:style-name="T14"><text:s/>сейчас и будут внедряться в будущем. Просьба перечислить все группы услуг?</text:span></text:p>
        </text:list-item>
      </text:list>
      <text:p text:style-name="P15">Консалтинг по организации управленческого учета. Разработка автоматизированной системы в соответствии с <text:s/>бизнес-процессами. Сопровождение и модификация под постоянно меняющиеся бизнес-процессы.</text:p>
      <text:p text:style-name="P16"/>
      <text:list text:style-name="WWNum3" text:continue-numbering="true">
        <text:list-item>
          <text:p text:style-name="P17"><text:span text:style-name="T18">Какие преимущества у вашего продукта/услуги в сравнении с конкурентами?</text:span></text:p>
        </text:list-item>
      </text:list>
      <text:p text:style-name="P19">Максимально полно отражает информационную область задачи. Есть возможность получение глубоких аналитик, сравнительных анализов, прогнозов.<text:s/></text:p>
      <text:p text:style-name="P20">Возможность быстрых индивидуальных доработок (от нескольких часов до дней)</text:p>
      <text:p text:style-name="P21">Внедрение ПО<text:s/></text:p>
      <text:p text:style-name="P22">Поддержка после внедрения.</text:p>
      <text:p text:style-name="P23">Открытый код. Предприятие командой своих разработчиков сможет развивать проект .</text:p>
      <text:p text:style-name="P24">Понятный интерфейс программы. Удобство использования. Эргономичность.</text:p>
      <text:p text:style-name="P25">Внедрение происходит небольшими итерациями, можно в неделю выкатывается новый блок.</text:p>
      <text:p text:style-name="P26">Боли прописать:<text:s/></text:p>
      <text:list text:style-name="LFO7" text:continue-numbering="true">
        <text:list-item>
          <text:p text:style-name="P27">Цифры не всегда «пляшут» - отсутствует учет как таковой в одной замкнутой системе с соответствующим набором контрольных точек , много черных ящиков</text:p>
        </text:list-item>
        <text:list-item>
          <text:p text:style-name="P28"><text:s/>Не достаточно глубокая<text:s/>аналитика – не фиксируется инфа в полном объеме в виду ограничений в системе, а изменения системы как правило занимает длительное время, иногда накатывается с поломками «работающих блоков»</text:p>
        </text:list-item>
        <text:list-item>
          <text:p text:style-name="P29"/>
        </text:list-item>
      </text:list>
      <text:p text:style-name="P30"/>
      <text:p text:style-name="P31"/>
      <text:list text:style-name="WWNum3" text:continue-numbering="true">
        <text:list-item>
          <text:p text:style-name="P32"><text:span text:style-name="T33">Кто ваша целевая аудитория (пол, возраст, географическое располо</text:span><text:span text:style-name="T34">жение, статус, где работаю, какой среднемесячный доход и другие параметры, которые вы знаете)?</text:span></text:p>
        </text:list-item>
      </text:list>
      <text:p text:style-name="P35"><text:span text:style-name="T36">Производственные Предприятия (в пищевой области), аптеки, сеть магазинов (одежда обувь), которые могут себе позволить внедрение программы от 2000$ (стоимость зав</text:span><text:span text:style-name="T37">исит от инд. требований). <text:s/></text:span></text:p>
      <text:p text:style-name="P38"/>
      <text:list text:style-name="WWNum3" text:continue-numbering="true">
        <text:list-item>
          <text:p text:style-name="P39"><text:span text:style-name="T40">Какую ценность несет ваша услуга для потребителя и в какой момент он ему нужен?</text:span></text:p>
        </text:list-item>
      </text:list>
      <text:p text:style-name="P41"><text:bookmark-start text:name="OLE_LINK1"/><text:bookmark-start text:name="OLE_LINK2"/>Руководитель<text:s/>оперативно<text:s/>получает<text:s/>полную информацию и на основании<text:s/>неё<text:s/><text:bookmark-end text:name="OLE_LINK1"/><text:bookmark-end text:name="OLE_LINK2"/>принимает следующие управленческие решения:</text:p>
      <text:p text:style-name="P42"><text:bookmark-start text:name="OLE_LINK3"/><text:bookmark-start text:name="OLE_LINK4"/>Решения прописать:<text:s/></text:p>
      <text:list text:style-name="LFO9" text:continue-numbering="true">
        <text:list-item>
          <text:p text:style-name="P43"><text:bookmark-end text:name="OLE_LINK3"/><text:bookmark-end text:name="OLE_LINK4"/>Увеличение ЗП сотрудникам – на сколько изменится рентабельность, улучшится производительность</text:p>
        </text:list-item>
        <text:list-item>
          <text:p text:style-name="P44">Модели мотивации продажников <text:s/>– как увеличатся продажи</text:p>
        </text:list-item>
        <text:list-item>
          <text:p text:style-name="P45">Выбор оптимальных рецептур – по качеству продукта и рентабельности</text:p>
        </text:list-item>
        <text:list-item>
          <text:p text:style-name="P46">Что выгодно – содержать собственный автопарк или пользоваться наемным транспортом</text:p>
        </text:list-item>
        <text:list-item>
          <text:p text:style-name="P47">Анализ маркетинговых акций – провели акцию, увеличились ли продажи</text:p>
        </text:list-item>
        <text:list-item>
          <text:p text:style-name="P48"/>
        </text:list-item>
      </text:list>
      <text:p text:style-name="P49">Руководитель может проанализировать эффективность принятых управленческих решений</text:p>
      <text:p text:style-name="P50">Решения (И КАК ПРОИСХОДИТ АНАЛИЗ) прописать:<text:s/></text:p>
      <text:list text:style-name="LFO10" text:continue-numbering="true">
        <text:list-item>
          <text:p text:style-name="P51">…</text:p>
        </text:list-item>
      </text:list>
      <text:p text:style-name="P52"/>
      <text:p text:style-name="P53"/>
      <text:list text:style-name="WWNum3" text:continue-numbering="true">
        <text:list-item>
          <text:p text:style-name="P54"><text:span text:style-name="T55">Что бесплатного вы предлагаете св</text:span><text:span text:style-name="T56">оим клиентам?</text:span></text:p>
        </text:list-item>
      </text:list>
      <text:p text:style-name="P57">До 200х бесплатных часов для модификаций первые 2 месяца после внедрения.<text:s/></text:p>
      <text:p text:style-name="P58"/>
      <text:list text:style-name="WWNum3" text:continue-numbering="true">
        <text:list-item>
          <text:p text:style-name="P59"><text:span text:style-name="T60">Какую проблему решает ваша услуга для потребителя?</text:span></text:p>
        </text:list-item>
      </text:list>
      <text:p text:style-name="P61">Глубокая аналитика данных о производстве и отображение ее в читаемом виде.<text:s/></text:p>
      <text:p text:style-name="P62"/>
      <text:list text:style-name="WWNum3" text:continue-numbering="true">
        <text:list-item>
          <text:p text:style-name="P63"><text:span text:style-name="T64">Каков конечный результат вашей услуги<text:s/></text:span><text:span text:style-name="T65">в результате его применения или использования?</text:span></text:p>
        </text:list-item>
      </text:list>
      <text:p text:style-name="P66"><text:span text:style-name="T67">Оперативно формируется отчетность в разных разрезах для сотрудников компании.</text:span></text:p>
      <text:list text:style-name="WWNum3" text:continue-numbering="true">
        <text:list-item>
          <text:p text:style-name="P68"><text:span text:style-name="T69">Существуют ли другие варианты решения проблемы человека без использования вашей услуги</text:span></text:p>
        </text:list-item>
      </text:list>
      <text:p text:style-name="P70"><text:span text:style-name="T71">Ексель. Писать в блокнотике, журнале.<text:s/></text:span></text:p>
      <text:list text:style-name="WWNum3" text:continue-numbering="true">
        <text:list-item>
          <text:p text:style-name="P72"><text:span text:style-name="T73">Может</text:span><text:span text:style-name="T74"><text:s/>ли человек отказаться от покупки вашей услуги? Что он потеряет?</text:span></text:p>
        </text:list-item>
      </text:list>
      <text:p text:style-name="P75">Да. Предприятие не сможет получать полную информацию (картину) о работе предприятия</text:p>
      <text:list text:style-name="WWNum3" text:continue-numbering="true">
        <text:list-item>
          <text:p text:style-name="P76"><text:span text:style-name="T77">На какой стадии жизненного цикла сейчас находится ваша услуга (рождение, рост, зрелость, спад продаж). Если</text:span><text:span text:style-name="T78"><text:s/>взять вашу нишу за 100%, какую часть вы реально сможете занять?</text:span></text:p>
        </text:list-item>
      </text:list>
      <text:p text:style-name="P79"><text:span text:style-name="T80">Рост</text:span></text:p>
      <text:list text:style-name="WWNum3" text:continue-numbering="true">
        <text:list-item>
          <text:p text:style-name="P81"><text:span text:style-name="T82">Какие характеристики у вашей услуги?</text:span></text:p>
        </text:list-item>
      </text:list>
      <text:p text:style-name="P83">Легкость в использовании, Быстрые доработки.<text:s/></text:p>
      <text:p text:style-name="P84">Понятный интерфейс программы. Эргономичность.</text:p>
      <text:p text:style-name="P85"/>
      <text:list text:style-name="WWNum3" text:continue-numbering="true">
        <text:list-item>
          <text:p text:style-name="P86"><text:span text:style-name="T87">Какие преимущества вашей услуги</text:span></text:p>
        </text:list-item>
      </text:list>
      <text:p text:style-name="P88"><text:span text:style-name="T89">В процессе внедрения<text:s/></text:span><text:span text:style-name="T90">происходит<text:s/></text:span><text:bookmark-start text:name="OLE_LINK5"/><text:bookmark-start text:name="OLE_LINK6"/><text:span text:style-name="T91">реинжиринг<text:s/></text:span><text:bookmark-end text:name="OLE_LINK5"/><text:bookmark-end text:name="OLE_LINK6"/><text:span text:style-name="T92">бизнес процессов.</text:span></text:p>
      <text:list text:style-name="WWNum3" text:continue-numbering="true">
        <text:list-item>
          <text:p text:style-name="P93"><text:span text:style-name="T94">Какие выгоды ваше</text:span><text:span text:style-name="T95">й</text:span><text:span text:style-name="T96"><text:s/>услуги?</text:span></text:p>
        </text:list-item>
      </text:list>
      <text:p text:style-name="P97">Программа охватывает всю информационную область бизнеса.<text:s/></text:p>
      <text:list text:style-name="WWNum3" text:continue-numbering="true">
        <text:list-item>
          <text:p text:style-name="P98"><text:span text:style-name="T99">Знают ли о ваших выгодах ваши клиенты?</text:span></text:p>
        </text:list-item>
      </text:list>
      <text:p text:style-name="P100"><text:span text:style-name="T101">Потенциальные, пока еще нет) Действующие активно пользуются этими выгодами.</text:span></text:p>
      <text:list text:style-name="WWNum3" text:continue-numbering="true">
        <text:list-item>
          <text:p text:style-name="P102"><text:span text:style-name="T103">Каков ваш средни</text:span><text:span text:style-name="T104">й чек?</text:span></text:p>
        </text:list-item>
      </text:list>
      <text:p text:style-name="Абзацсписка"><text:span text:style-name="T105">5000</text:span><text:span text:style-name="T106">$</text:span></text:p>
      <text:list text:style-name="WWNum3" text:continue-numbering="true">
        <text:list-item>
          <text:p text:style-name="P107"><text:span text:style-name="T108">Как ваши услуги воспринимаются клиентами? Какие отзывы получаете? (нужны честные и реальные ответы как позитивных отзывов, так и негативных)</text:span></text:p>
        </text:list-item>
      </text:list>
      <text:p text:style-name="P109"><text:span text:style-name="T110">Плюс Юзабилити. Удобство быстрого поиска инфы. Решение не</text:span><text:span text:style-name="T111">стандартных задач</text:span></text:p>
      <text:list text:style-name="WWNum3" text:continue-numbering="true">
        <text:list-item>
          <text:p text:style-name="P112"><text:span text:style-name="T113">Каковы основные критерии<text:s/></text:span><text:span text:style-name="T114">выбора у клиентов при покупке вашей услуги? Люди выбирают вас больше рационально или эмоционально?</text:span></text:p>
        </text:list-item>
      </text:list>
      <text:p text:style-name="P115"><text:span text:style-name="T116">Рационально. Индивидуальный подход. Умение довести проект до результата.<text:s/></text:span></text:p>
      <text:list text:style-name="WWNum3" text:continue-numbering="true">
        <text:list-item>
          <text:p text:style-name="P117"><text:span text:style-name="T118">Что мешает человеку принять решение о покупке вашего продукта/услуги?</text:span></text:p>
        </text:list-item>
      </text:list>
      <text:p text:style-name="P119"><text:span text:style-name="T120">Не доверие к<text:s/></text:span><text:span text:style-name="T121">компании. Не посоветовали компанию, Не знакомые владельцы. Стоимость. На старте не всегда понятен срок и цена внедрения.<text:s/></text:span></text:p>
      <text:list text:style-name="WWNum3" text:continue-numbering="true">
        <text:list-item>
          <text:p text:style-name="P122"><text:span text:style-name="T123">Какие в вашем продукте/услуге есть недостатки?</text:span></text:p>
        </text:list-item>
      </text:list>
      <text:p text:style-name="P124"><text:span text:style-name="T125">Стоимость железа.</text:span></text:p>
      <text:list text:style-name="WWNum3" text:continue-numbering="true">
        <text:list-item>
          <text:p text:style-name="P126"><text:span text:style-name="T127">Как вы убеждаете клиента купить ваш продукт/услугу? Какие аргументы п</text:span><text:span text:style-name="T128">омогают вам все-таки продать?</text:span></text:p>
        </text:list-item>
      </text:list>
      <text:p text:style-name="P129"><text:span text:style-name="T130">Возможность видеть полную картинку предприятия. Мы стремимся к максимальной эффективному решению ваших задач. <text:s/>Хорошее понимание Бизнес задач отрасли. Положительный опыт решения аналогичных задач.</text:span></text:p>
      <text:list text:style-name="WWNum3" text:continue-numbering="true">
        <text:list-item>
          <text:p text:style-name="P131"><text:span text:style-name="T132">Насколько покупатель знает бр</text:span><text:span text:style-name="T133">енд вашей компании? Какие есть бренды из этой области, которые покупатели знают лучше? Почему?</text:span></text:p>
        </text:list-item>
      </text:list>
      <text:p text:style-name="P134"><text:span text:style-name="T135">1С<text:s/></text:span><text:span text:style-name="T136">SAP<text:s/></text:span><text:span text:style-name="T137">…..</text:span></text:p>
      <text:list text:style-name="WWNum3" text:continue-numbering="true">
        <text:list-item>
          <text:p text:style-name="P138"><text:span text:style-name="T139">Какой из всех товаров пользуется наибольшим спросом? Какой меньше всего интересует клиентов?</text:span></text:p>
        </text:list-item>
      </text:list>
      <text:p text:style-name="P140"><text:span text:style-name="T141">Программа 1 услуга 1</text:span></text:p>
      <text:list text:style-name="WWNum3" text:continue-numbering="true">
        <text:list-item>
          <text:p text:style-name="P142"><text:span text:style-name="T143">Я решил купить ваш продукт/услугу.<text:s/></text:span><text:span text:style-name="T144">Выбрал ее на сайте и сделал заказ...распишите детально все шаги, которые пройдет товар прежде, чем ко мне доехать. Пояснить всю логистику, способы оплаты и временные рамки.</text:span></text:p>
        </text:list-item>
      </text:list>
      <text:p text:style-name="P145">Подать заявку для личной встречи. Встреча Написание ТЗ, Разработка и внедрение этапами. Модификации. Сопровождение.<text:s/></text:p>
      <text:list text:style-name="WWNum3" text:continue-numbering="true">
        <text:list-item>
          <text:p text:style-name="P146"><text:span text:style-name="T147">Каков срок службы продукта/услуги? Через какое время он может купить его повторно?</text:span></text:p>
        </text:list-item>
      </text:list>
      <text:p text:style-name="P148"><text:span text:style-name="T149">Поэтапное внедрение.<text:s/></text:span></text:p>
      <text:list text:style-name="WWNum3" text:continue-numbering="true">
        <text:list-item>
          <text:p text:style-name="P150"><text:span text:style-name="T151">Что еще вы можете продать человеку, чтобы он купил ваш товар/услугу не единожды?</text:span></text:p>
        </text:list-item>
      </text:list>
      <text:p text:style-name="P152"><text:span text:style-name="T153">Доработки ПО</text:span></text:p>
      <text:list text:style-name="WWNum3" text:continue-numbering="true">
        <text:list-item>
          <text:p text:style-name="P154"><text:span text:style-name="T155">Делается ли оценка удов</text:span><text:span text:style-name="T156">летворенности клиентов, которые купили ваш товар/услугу. Каким способом делается? Какой % удовлетворенности из 100% клиентов, которые сделали покупку?</text:span></text:p>
        </text:list-item>
      </text:list>
      <text:p text:style-name="P157"><text:span text:style-name="T158">Обратная связь при личн</text:span><text:span text:style-name="T159">ых</text:span><text:span text:style-name="T160"><text:s/>встреч</text:span><text:span text:style-name="T161">ах</text:span><text:span text:style-name="T162">. В планах есть систематизировать через анкетирование.</text:span></text:p>
      <text:list text:style-name="WWNum3" text:continue-numbering="true">
        <text:list-item>
          <text:p text:style-name="P163"><text:span text:style-name="T164">Что происходит, е</text:span><text:span text:style-name="T165">сли клиент не доволен, как решаете вопрос?</text:span></text:p>
        </text:list-item>
      </text:list>
      <text:p text:style-name="P166"><text:span text:style-name="T167">Встречи, понять проблему.<text:s/></text:span></text:p>
      <text:list text:style-name="WWNum3" text:continue-numbering="true">
        <text:list-item>
          <text:p text:style-name="P168"><text:span text:style-name="T169">Какова ваша доля рынка сейчас среди конкурентов? (можно навскидку ваше мнение, если анализ не делался)</text:span></text:p>
        </text:list-item>
      </text:list>
      <text:p text:style-name="P170"><text:span text:style-name="T171">?</text:span></text:p>
      <text:list text:style-name="WWNum3" text:continue-numbering="true">
        <text:list-item>
          <text:p text:style-name="P172"><text:span text:style-name="T173">Каковы объемы продаж в количественном отношении и сумме оборота за месяц? Какие п</text:span><text:span text:style-name="T174">ланы на следующий год? На ближайшие 3 года?</text:span></text:p>
        </text:list-item>
      </text:list>
      <text:p text:style-name="P175">?</text:p>
      <text:list text:style-name="WWNum3" text:continue-numbering="true">
        <text:list-item>
          <text:p text:style-name="P176"><text:span text:style-name="T177">Кто принимает решение о покупке вашего товара/услуги? В какой момент он принимает такое решение?</text:span></text:p>
        </text:list-item>
      </text:list>
      <text:p text:style-name="P178"><text:span text:style-name="T179">Руководитель, Владелец, Топ менеджер</text:span></text:p>
      <text:p text:style-name="P180"><text:span text:style-name="T181">Происходит когда ЛПР понимает что программа позволяет улучшить эффективность</text:span><text:span text:style-name="T182"><text:s/>работы сотрудников и предприятия в целом.</text:span></text:p>
      <text:list text:style-name="WWNum3" text:continue-numbering="true">
        <text:list-item>
          <text:p text:style-name="P183"><text:span text:style-name="T184">Где живут ваши основные покупатели, в каком городе, в каком районе? Почему именно там?</text:span></text:p>
        </text:list-item>
      </text:list>
      <text:p text:style-name="P185"><text:span text:style-name="T186">Вся Украина</text:span></text:p>
      <text:list text:style-name="WWNum3" text:continue-numbering="true">
        <text:list-item>
          <text:p text:style-name="P187"><text:span text:style-name="T188">Чем увлекаются ваши клиенты по жизни? Совпадают ли их увлечения с вашим бизнесом?</text:span></text:p>
        </text:list-item>
      </text:list>
      <text:p text:style-name="P189"><text:span text:style-name="T190">Не совпадают</text:span></text:p>
      <text:list text:style-name="WWNum3" text:continue-numbering="true">
        <text:list-item>
          <text:p text:style-name="P191"><text:span text:style-name="T192">Как долго<text:s/></text:span><text:span text:style-name="T193">принимается решение о покупке вашего товара/услуги? С кем советуется ваш клиент? Является ли он ЛПР (лицом принимающем решение)?</text:span></text:p>
        </text:list-item>
      </text:list>
      <text:p text:style-name="P194">Он ЛПР, советуется с собственником, с ТОПами. Не менее 4 месяцев.</text:p>
      <text:list text:style-name="WWNum3" text:continue-numbering="true">
        <text:list-item>
          <text:p text:style-name="P195"><text:span text:style-name="T196">Кто ваш идеальный покупатель?</text:span></text:p>
        </text:list-item>
      </text:list>
      <text:p text:style-name="P197">Собственник, который хочет работать с системой напрямую и получать актуальные данные о предприятии.<text:s/></text:p>
      <text:p text:style-name="P198"><text:span text:style-name="T199">Уже использовал несколько систем и понял, что нужна система в которой макс отражены все особенности, нюансы и тонкости бизнеса.</text:span></text:p>
      <text:list text:style-name="WWNum3" text:continue-numbering="true">
        <text:list-item>
          <text:p text:style-name="P200"><text:span text:style-name="T201">Становится ли ваш клиент счастливым после покупки?</text:span></text:p>
        </text:list-item>
      </text:list>
      <text:p text:style-name="P202"><text:span text:style-name="T203">У него<text:s/></text:span><text:span text:style-name="T204">вырабатывается гормон Дофамин)<text:s/></text:span></text:p>
      <text:list text:style-name="WWNum3" text:continue-numbering="true">
        <text:list-item>
          <text:p text:style-name="P205"><text:span text:style-name="T206">Будет ли он рассказывать о этой покупке друзьям и родственникам? Почему?</text:span></text:p>
        </text:list-item>
      </text:list>
      <text:p text:style-name="P207"><text:span text:style-name="T208">Да, будет друзьям, которые являются по должности не ниже его. Только в случае успешного кейса</text:span>.</text:p>
      <text:list text:style-name="WWNum3" text:continue-numbering="true">
        <text:list-item>
          <text:p text:style-name="P209"><text:span text:style-name="T210">Как еще можно достигнуть сарафанного радио про ваш товар</text:span><text:span text:style-name="T211">/услугу?</text:span></text:p>
        </text:list-item>
      </text:list>
      <text:p text:style-name="P212"><text:span text:style-name="T213">Сотрудники компании легко могут делиться инфой с друзьями.<text:s/></text:span></text:p>
      <text:list text:style-name="WWNum3" text:continue-numbering="true">
        <text:list-item>
          <text:p text:style-name="P214"><text:span text:style-name="T215">Какой подарок вы можете сделать для своих клиентов, когда они будут у вас покупать товар/услугу?</text:span></text:p>
        </text:list-item>
      </text:list>
      <text:p text:style-name="P216"><text:span text:style-name="T217">?</text:span></text:p>
      <text:list text:style-name="WWNum3" text:continue-numbering="true">
        <text:list-item>
          <text:p text:style-name="P218"><text:span text:style-name="T219">Через какие каналы вы сейчас продаете свой товар/услугу? Через какие каналы планируете п</text:span><text:span text:style-name="T220">родавать в будущем?</text:span></text:p>
        </text:list-item>
      </text:list>
      <text:p text:style-name="P221"><text:span text:style-name="T222">Реклама<text:s/></text:span><text:span text:style-name="T223">Adwords</text:span></text:p>
      <text:p text:style-name="P224">Соц сети</text:p>
      <text:p text:style-name="P225">Сарафанное радио</text:p>
      <text:p text:style-name="P226"/>
      <text:p text:style-name="P227"><text:span text:style-name="T228">Планы на 1 год вперед</text:span></text:p>
      <text:p text:style-name="P229"/>
      <text:list text:style-name="WWNum5">
        <text:list-item text:start-value="1">
          <text:p text:style-name="P230"><text:span text:style-name="T231">Какую бесплатную полезность вы можете предложить своим клиентам?</text:span></text:p>
        </text:list-item>
      </text:list>
      <text:p text:style-name="Абзацсписка"><text:span text:style-name="T232">Образовательная Статья<text:s/></text:span></text:p>
      <text:list text:style-name="WWNum5" text:continue-numbering="true">
        <text:list-item>
          <text:p text:style-name="P233"><text:span text:style-name="T234">В каких социальных сетях больше сидят ваши клиенты? Они пользуются ими с компьюте</text:span><text:span text:style-name="T235">ров или мобильных телефонов?</text:span></text:p>
        </text:list-item>
      </text:list>
      <text:p text:style-name="P236"><text:span text:style-name="T237">Facebook</text:span></text:p>
      <text:p text:style-name="P238"/>
      <text:list text:style-name="WWNum5" text:continue-numbering="true">
        <text:list-item>
          <text:p text:style-name="P239"><text:span text:style-name="T240">Какие интернет сайты чаще могут читать ваши покупатели? Что их интересует в интернете? Какие блоги и форумы?</text:span></text:p>
        </text:list-item>
      </text:list>
      <text:p text:style-name="P241"><text:span text:style-name="T242">Facebook</text:span><text:span text:style-name="T243"><text:s/>инфа по<text:s/></text:span><text:span text:style-name="T244">VMS</text:span><text:span text:style-name="T245"><text:s/></text:span><text:span text:style-name="T246">системам. Может поиск оборудования. Где могут тусить Топ менеджеры и руководители<text:s/></text:span><text:span text:style-name="T247">отделов.</text:span></text:p>
      <text:p text:style-name="P248"/>
      <text:p text:style-name="Абзацсписка"/>
      <text:p text:style-name="P249"/>
      <text:list text:style-name="WWNum5" text:continue-numbering="true">
        <text:list-item>
          <text:p text:style-name="P250"><text:span text:style-name="T251">В каких социальных сетях вы ведете группы?<text:s/></text:span></text:p>
        </text:list-item>
      </text:list>
      <text:p text:style-name="P252"><text:span text:style-name="T253">Пока нет.</text:span></text:p>
      <text:p text:style-name="P254"/>
      <text:list text:style-name="WWNum5" text:continue-numbering="true">
        <text:list-item>
          <text:p text:style-name="P255"><text:span text:style-name="T256">В каких социальных сетях вы хотите вести группы и рекламироваться в будущем?</text:span></text:p>
        </text:list-item>
      </text:list>
      <text:p text:style-name="P257"><text:span text:style-name="T258">там, где тусят<text:s/></text:span><text:span text:style-name="T259">Топ менеджеры и руководители отделов.</text:span></text:p>
      <text:list text:style-name="WWNum5" text:continue-numbering="true">
        <text:list-item>
          <text:p text:style-name="P260"><text:span text:style-name="T261">Какой контент и информацию вы можете предоставлять<text:s/></text:span><text:span text:style-name="T262">клиентам, чтобы поддерживать их интерес к вашему бизнесу</text:span></text:p>
        </text:list-item>
      </text:list>
      <text:p text:style-name="P263"><text:span text:style-name="T264">Вскрывать боль и показывать успешные способы решения.</text:span></text:p>
      <text:list text:style-name="WWNum5" text:continue-numbering="true">
        <text:list-item>
          <text:p text:style-name="P265"><text:span text:style-name="T266">В какой социальной сети (выбрать одну) сконцентрирована основная ваша целевая аудитория</text:span></text:p>
        </text:list-item>
      </text:list>
      <text:p text:style-name="P267"><text:span text:style-name="T268">Facebook</text:span><text:span text:style-name="T269">?</text:span></text:p>
      <text:list text:style-name="WWNum5" text:continue-numbering="true">
        <text:list-item>
          <text:p text:style-name="P270"><text:span text:style-name="T271">Вы уже делали таргетинговую рекламу? В какой со</text:span><text:span text:style-name="T272">циальной сети? Сколько денег потратили и какой результат получили?</text:span></text:p>
        </text:list-item>
      </text:list>
      <text:p text:style-name="P273"><text:span text:style-name="T274">нет</text:span></text:p>
      <text:list text:style-name="WWNum5" text:continue-numbering="true">
        <text:list-item>
          <text:p text:style-name="P275"><text:span text:style-name="T276">Сколько готовы тратить в месяц на<text:s/></text:span><text:bookmark-start text:name="OLE_LINK7"/><text:span text:style-name="T277">таргетинговую рекламу<text:s/></text:span><text:bookmark-end text:name="OLE_LINK7"/><text:span text:style-name="T278">в месяц? Какой бюджет сперва готовы выделить?</text:span></text:p>
        </text:list-item>
      </text:list>
      <text:p text:style-name="P279"/>
      <text:list text:style-name="WWNum5" text:continue-numbering="true">
        <text:list-item>
          <text:p text:style-name="P280"><text:span text:style-name="T281">Какой у вас есть персонал из области интернет-маркетинга (копирайтер, сммщик, сеош</text:span><text:span text:style-name="T282">ник, специалист по контекстной рекламе, контентщик)? Какие функции они выполняют? Каких результатов достигли?</text:span></text:p>
        </text:list-item>
      </text:list>
      <text:p text:style-name="P283"><text:span text:style-name="T284">Только<text:s/></text:span><text:span text:style-name="T285">специалист по контекстной рекламе</text:span></text:p>
      <text:list text:style-name="WWNum5" text:continue-numbering="true">
        <text:list-item>
          <text:p text:style-name="P286"><text:span text:style-name="T287">Как вы считаете, кого вам не хватает из персонала?</text:span></text:p>
        </text:list-item>
      </text:list>
      <text:p text:style-name="P288"><text:span text:style-name="T289">Спец по бизнес</text:span><text:span text:style-name="T290">-</text:span><text:span text:style-name="T291">процессам. Кодер.<text:s/></text:span></text:p>
      <text:list text:style-name="WWNum5" text:continue-numbering="true">
        <text:list-item>
          <text:p text:style-name="P292"><text:span text:style-name="T293">Вы знаете, какие функ</text:span><text:span text:style-name="T294">ции должны делать все вышеперечисленные люди?</text:span></text:p>
        </text:list-item>
        <text:list-item>
          <text:p text:style-name="P295"><text:span text:style-name="T296">Какие виды контента вы планируете использовать для вашей аудитории в социальных сетях? Чем контент будет отличаться в каждой соц сети?</text:span></text:p>
        </text:list-item>
      </text:list>
      <text:p text:style-name="P297"><text:span text:style-name="T298">Боли клиентов</text:span></text:p>
      <text:list text:style-name="WWNum5" text:continue-numbering="true">
        <text:list-item>
          <text:p text:style-name="P299"><text:span text:style-name="T300">Как вы соедините<text:s/></text:span><text:span text:style-name="T301">SMM</text:span><text:span text:style-name="T302"><text:s/>с вашей оффлайн маркетингом – печатной п</text:span><text:span text:style-name="T303">родукцией, рекламой, материалами, упаковкой и.т.д.?</text:span></text:p>
        </text:list-item>
      </text:list>
      <text:p text:style-name="Абзацсписка"><text:span text:style-name="T304">С помощью Логотипа, сборка контактов. И целевой рекламы для продвижения бренда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 text:display-levels="3">
        <style:list-level-properties fo:text-align="end" text:space-before="1.375in" text:min-label-width="0.1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/>
      </text:list-level-style-number>
      <text:list-level-style-number text:level="6" style:num-suffix="." style:num-format="i" text:display-levels="6">
        <style:list-level-properties fo:text-align="end" text:space-before="2.875in" text:min-label-width="0.1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/>
      </text:list-level-style-number>
      <text:list-level-style-number text:level="9" style:num-suffix="." style:num-format="i" text:display-levels="9">
        <style:list-level-properties fo:text-align="end" text:space-before="4.375in" text:min-label-width="0.125in"/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 text:display-levels="3">
        <style:list-level-properties fo:text-align="end" text:space-before="1.375in" text:min-label-width="0.1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/>
      </text:list-level-style-number>
      <text:list-level-style-number text:level="6" style:num-suffix="." style:num-format="i" text:display-levels="6">
        <style:list-level-properties fo:text-align="end" text:space-before="2.875in" text:min-label-width="0.1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/>
      </text:list-level-style-number>
      <text:list-level-style-number text:level="9" style:num-suffix="." style:num-format="i" text:display-levels="9">
        <style:list-level-properties fo:text-align="end" text:space-before="4.375in" text:min-label-width="0.125in"/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 text:display-levels="3">
        <style:list-level-properties fo:text-align="end" text:space-before="1.375in" text:min-label-width="0.1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/>
      </text:list-level-style-number>
      <text:list-level-style-number text:level="6" style:num-suffix="." style:num-format="i" text:display-levels="6">
        <style:list-level-properties fo:text-align="end" text:space-before="2.875in" text:min-label-width="0.1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/>
      </text:list-level-style-number>
      <text:list-level-style-number text:level="9" style:num-suffix="." style:num-format="i" text:display-levels="9">
        <style:list-level-properties fo:text-align="end" text:space-before="4.375in" text:min-label-width="0.125in"/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 text:display-levels="3">
        <style:list-level-properties fo:text-align="end" text:space-before="1.375in" text:min-label-width="0.1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/>
      </text:list-level-style-number>
      <text:list-level-style-number text:level="6" style:num-suffix="." style:num-format="i" text:display-levels="6">
        <style:list-level-properties fo:text-align="end" text:space-before="2.875in" text:min-label-width="0.1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/>
      </text:list-level-style-number>
      <text:list-level-style-number text:level="9" style:num-suffix="." style:num-format="i" text:display-levels="9">
        <style:list-level-properties fo:text-align="end" text:space-before="4.375in" text:min-label-width="0.125in"/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 text:display-levels="3">
        <style:list-level-properties fo:text-align="end" text:space-before="1.375in" text:min-label-width="0.1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/>
      </text:list-level-style-number>
      <text:list-level-style-number text:level="6" style:num-suffix="." style:num-format="i" text:display-levels="6">
        <style:list-level-properties fo:text-align="end" text:space-before="2.875in" text:min-label-width="0.1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/>
      </text:list-level-style-number>
      <text:list-level-style-number text:level="9" style:num-suffix="." style:num-format="i" text:display-levels="9">
        <style:list-level-properties fo:text-align="end" text:space-before="4.375in" text:min-label-width="0.1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7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9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10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page-layout style:name="PL0">
      <style:page-layout-properties fo:page-width="8.5in" fo:page-height="11in" style:print-orientation="portrait" fo:margin-top="0.4923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Дмитрий Огирь</meta:initial-creator>
    <dc:creator>All</dc:creator>
    <meta:creation-date>2015-11-25T18:46:00Z</meta:creation-date>
    <dc:date>2018-07-13T19:30:00Z</dc:date>
    <meta:print-date>2018-03-20T09:02:00Z</meta:print-date>
    <meta:template xlink:href="Normal" xlink:type="simple"/>
    <meta:editing-cycles>82</meta:editing-cycles>
    <meta:editing-duration>PT561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8" meta:word-count="1420" meta:character-count="9497" meta:row-count="67" meta:non-whitespace-character-count="8095"/>
  </office:meta>
</office:document-meta>
</file>